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9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NIST</text:p>
          </table:table-cell>
          <table:covered-table-cell/>
          <table:table-cell table:style-name="ce2" office:value-type="string" calcext:value-type="string" table:number-columns-spanned="2" table:number-rows-spanned="1">
            <text:p>CIFAR10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OLT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L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GS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S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MA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Fool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ssianBlu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ssianNois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t&amp;Peppe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t_perf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Random Forest</text:p>
          </table:table-cell>
          <table:table-cell table:number-columns-repeated="4"/>
          <table:table-cell office:value-type="string" calcext:value-type="string">
            <text:p>KNN</text:p>
          </table:table-cell>
          <table:table-cell table:number-columns-repeated="4"/>
          <table:table-cell office:value-type="string" calcext:value-type="string">
            <text:p>SV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GSM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SMA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epFool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ussian Blur</text:p>
          </table:table-cell>
          <table:table-cell table:number-columns-repeated="6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ussian Nois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t and Pepper</text:p>
          </table:table-cell>
          <table:table-cell table:number-columns-repeated="7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Random Forest</text:p>
          </table:table-cell>
          <table:table-cell table:number-columns-repeated="4"/>
          <table:table-cell office:value-type="string" calcext:value-type="string">
            <text:p>KNN</text:p>
          </table:table-cell>
          <table:table-cell table:number-columns-repeated="4"/>
          <table:table-cell office:value-type="string" calcext:value-type="string">
            <text:p>SV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GSM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SMA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epFool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ussian Blur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7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ussian Noise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t and Pepper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s_strength" table:style-name="ta1">
        <table:table-column table:style-name="co2" table:default-cell-style-name="Default"/>
        <table:table-column table:style-name="co5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>
            <text:p>MSE</text:p>
          </table:table-cell>
          <table:table-cell/>
          <table:table-cell office:value-type="string" calcext:value-type="string">
            <text:p>Success Rate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/>
          <table:table-cell office:value-type="string" calcext:value-type="string">
            <text:p>FGS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GS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epFoo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ussian Blu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ussian Noi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t and Pepper</text:p>
          </table:table-cell>
          <table:table-cell table:number-columns-repeated="4"/>
        </table:table-row>
      </table:table>
      <table:table table:name="Models_performance" table:style-name="ta1"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1020" table:default-cell-style-name="ce1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est Accurac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CNN</text:p>
          </table:table-cell>
          <table:table-cell table:style-name="ce3" office:value-type="percentage" office:value="0.9757" calcext:value-type="percentage">
            <text:p>97.57%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9791" calcext:value-type="percentage">
            <text:p>97.91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MLP</text:p>
          </table:table-cell>
          <table:table-cell table:style-name="ce3" office:value-type="percentage" office:value="0.9662" calcext:value-type="percentage">
            <text:p>96.62%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9363" calcext:value-type="percentage">
            <text:p>93.63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VGG</text:p>
          </table:table-cell>
          <table:table-cell table:style-name="ce3" office:value-type="percentage" office:value="0.925" calcext:value-type="percentage">
            <text:p>92.50%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927" calcext:value-type="percentage">
            <text:p>92.70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sNet</text:p>
          </table:table-cell>
          <table:table-cell table:style-name="ce3" office:value-type="percentage" office:value="0.9204" calcext:value-type="percentage">
            <text:p>92.04%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percentage" office:value="0.941" calcext:value-type="percentage">
            <text:p>94.10%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42:14.230409418</meta:creation-date>
    <dc:date>2018-01-29T15:56:34.547532487</dc:date>
    <meta:editing-duration>P8DT17H39M22S</meta:editing-duration>
    <meta:editing-cycles>30</meta:editing-cycles>
    <meta:generator>LibreOffice/5.1.6.2$Linux_X86_64 LibreOffice_project/10m0$Build-2</meta:generator>
    <meta:document-statistic meta:table-count="4" meta:cell-count="529" meta:object-count="0"/>
  </office:meta>
</office:document-meta>
</file>